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27.85mm" svg:y="51.7mm">
            <loext:p draw:notify-on-update-of-ranges="Sheet1.N3:Sheet1.N3 Sheet1.N4:Sheet1.N9 Sheet1.O3:Sheet1.O3 Sheet1.O4:Sheet1.O9 Sheet1.P3:Sheet1.P3 Sheet1.P4:Sheet1.P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13"/>
          <table:table-cell office:value-type="string" calcext:value-type="string">
            <text:p>1Client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 client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equests</text:p>
          </table:table-cell>
          <table:table-cell office:value-type="string" calcext:value-type="string">
            <text:p>1 Server</text:p>
          </table:table-cell>
          <table:table-cell office:value-type="string" calcext:value-type="string">
            <text:p>2 Servers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Requests</text:p>
          </table:table-cell>
          <table:table-cell office:value-type="string" calcext:value-type="string">
            <text:p>1 Server</text:p>
          </table:table-cell>
          <table:table-cell office:value-type="string" calcext:value-type="string">
            <text:p>2 Servers</text:p>
          </table:table-cell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Result" office:value-type="float" office:value="100" calcext:value-type="float">
            <text:p>100</text:p>
          </table:table-cell>
          <table:table-cell table:style-name="Result" office:value-type="string" calcext:value-type="string">
            <text:p><text:tab/>145<text:tab/>13</text:p>
          </table:table-cell>
          <table:table-cell table:style-name="Result" table:formula="of:=SUBTOTAL(1;[.$C$39:.$C$49])" office:value-type="float" office:value="13.4545454545455" calcext:value-type="float">
            <text:p>13,4545454545</text:p>
          </table:table-cell>
        </table:table-row>
        <table:table-row table:style-name="ro1">
          <table:table-cell table:number-columns-repeated="13"/>
          <table:table-cell office:value-type="float" office:value="10000" calcext:value-type="float">
            <text:p>10000</text:p>
          </table:table-cell>
          <table:table-cell office:value-type="float" office:value="1628" calcext:value-type="float">
            <text:p>1628</text:p>
          </table:table-cell>
          <table:table-cell office:value-type="float" office:value="1469" calcext:value-type="float">
            <text:p>1469</text:p>
          </table:table-cell>
          <table:table-cell table:number-columns-repeated="3"/>
          <table:table-cell table:style-name="Result" office:value-type="float" office:value="1000" calcext:value-type="float">
            <text:p>1000</text:p>
          </table:table-cell>
          <table:table-cell table:style-name="Result" office:value-type="string" calcext:value-type="string">
            <text:p><text:tab/>1494<text:tab/>131</text:p>
          </table:table-cell>
          <table:table-cell table:style-name="Result" table:formula="of:=SUBTOTAL(1;[.$C$51:.$C$61])" office:value-type="float" office:value="131.363636363636" calcext:value-type="float">
            <text:p>131,3636363636</text:p>
          </table:table-cell>
        </table:table-row>
        <table:table-row table:style-name="ro1">
          <table:table-cell table:number-columns-repeated="13"/>
          <table:table-cell office:value-type="float" office:value="100000" calcext:value-type="float">
            <text:p>100000</text:p>
          </table:table-cell>
          <table:table-cell office:value-type="float" office:value="10524" calcext:value-type="float">
            <text:p>10524</text:p>
          </table:table-cell>
          <table:table-cell office:value-type="float" office:value="13582" calcext:value-type="float">
            <text:p>13582</text:p>
          </table:table-cell>
          <table:table-cell table:number-columns-repeated="3"/>
          <table:table-cell table:style-name="Result" office:value-type="float" office:value="10000" calcext:value-type="float">
            <text:p>10000</text:p>
          </table:table-cell>
          <table:table-cell table:style-name="Result" office:value-type="string" calcext:value-type="string">
            <text:p><text:tab/>19007<text:tab/>1314</text:p>
          </table:table-cell>
          <table:table-cell table:style-name="Result" table:formula="of:=SUBTOTAL(1;[.$C$63:.$C$73])" office:value-type="float" office:value="1314.63636363636" calcext:value-type="float">
            <text:p>1314,6363636364</text:p>
          </table:table-cell>
        </table:table-row>
        <table:table-row table:style-name="ro1">
          <table:table-cell table:number-columns-repeated="13"/>
          <table:table-cell office:value-type="float" office:value="1000000" calcext:value-type="float">
            <text:p>1000000</text:p>
          </table:table-cell>
          <table:table-cell office:value-type="float" office:value="87165" calcext:value-type="float">
            <text:p>87165</text:p>
          </table:table-cell>
          <table:table-cell office:value-type="float" office:value="87432" calcext:value-type="float">
            <text:p>87432</text:p>
          </table:table-cell>
          <table:table-cell table:number-columns-repeated="3"/>
          <table:table-cell table:style-name="Result" office:value-type="float" office:value="100000" calcext:value-type="float">
            <text:p>100000</text:p>
          </table:table-cell>
          <table:table-cell table:style-name="Result" office:value-type="string" calcext:value-type="string">
            <text:p><text:tab/>603425<text:tab/>69250</text:p>
          </table:table-cell>
          <table:table-cell table:style-name="Result" table:formula="of:=SUBTOTAL(1;[.$C$75:.$C$85])" office:value-type="float" office:value="69250.8181818182" calcext:value-type="float">
            <text:p>69250,8181818182</text:p>
          </table:table-cell>
        </table:table-row>
        <table:table-row table:style-name="ro1">
          <table:table-cell table:number-columns-repeated="13"/>
          <table:table-cell office:value-type="float" office:value="10000000" calcext:value-type="float">
            <text:p>10000000</text:p>
          </table:table-cell>
          <table:table-cell office:value-type="float" office:value="867043" calcext:value-type="float">
            <text:p>867043</text:p>
          </table:table-cell>
          <table:table-cell office:value-type="float" office:value="877650" calcext:value-type="float">
            <text:p>877650</text:p>
          </table:table-cell>
          <table:table-cell table:number-columns-repeated="3"/>
          <table:table-cell table:style-name="Result" office:value-type="float" office:value="1000000" calcext:value-type="float">
            <text:p>1000000</text:p>
          </table:table-cell>
          <table:table-cell table:style-name="Result" office:value-type="string" calcext:value-type="string">
            <text:p><text:tab/>5049930<text:tab/>377719</text:p>
          </table:table-cell>
          <table:table-cell table:style-name="Result" table:formula="of:=SUBTOTAL(1;[.$C$87:.$C$97])" office:value-type="float" office:value="377719.090909091" calcext:value-type="float">
            <text:p>377719,090909091</text:p>
          </table:table-cell>
        </table:table-row>
        <table:table-row table:style-name="ro1">
          <table:table-cell table:number-columns-repeated="19"/>
          <table:table-cell table:style-name="Result" office:value-type="float" office:value="100000000" calcext:value-type="float">
            <text:p>100000000</text:p>
          </table:table-cell>
          <table:table-cell table:style-name="Result" office:value-type="string" calcext:value-type="string">
            <text:p><text:tab/>381608953<text:tab/>34868311</text:p>
          </table:table-cell>
          <table:table-cell table:style-name="Result" table:formula="of:=SUBTOTAL(1;[.$C$111:.$C$121])" office:value-type="float" office:value="34868311.8181818" calcext:value-type="float">
            <text:p>34868311,8181818</text:p>
          </table:table-cell>
        </table:table-row>
        <table:table-row table:style-name="ro1" table:number-rows-repeated="28">
          <table:table-cell table:number-columns-repeated="22"/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/>
              <table:table-cell table:style-name="Result" table:number-columns-repeated="3"/>
              <table:table-cell table:number-columns-repeated="15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19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19"/>
            </table:table-row>
          </table:table-row-group>
          <table:table-row table:style-name="ro1">
            <table:table-cell table:style-name="Result" office:value-type="string" calcext:value-type="string">
              <text:p>100 Result</text:p>
            </table:table-cell>
            <table:table-cell table:style-name="Result" table:formula="of:=SUBTOTAL(9;[.$B$39:.$B$49])" office:value-type="float" office:value="145" calcext:value-type="float">
              <text:p>145</text:p>
            </table:table-cell>
            <table:table-cell table:style-name="Result" table:formula="of:=SUBTOTAL(1;[.$C$39:.$C$49])" office:value-type="float" office:value="13.4545454545455" calcext:value-type="float">
              <text:p>13,4545454545</text:p>
            </table:table-cell>
            <table:table-cell table:number-columns-repeated="19"/>
          </table:table-row>
          <table:table-row-group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01" calcext:value-type="float">
                <text:p>101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41" calcext:value-type="float">
                <text:p>141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table:number-columns-repeated="2"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37" calcext:value-type="float">
                <text:p>137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table:number-columns-repeated="2"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table:number-columns-repeated="2" office:value-type="float" office:value="138" calcext:value-type="float">
                <text:p>138</text:p>
              </table:table-cell>
              <table:table-cell table:number-columns-repeated="19"/>
            </table:table-row>
            <table:table-row table:style-name="ro1">
              <table:table-cell office:value-type="float" office:value="1000" calcext:value-type="float">
                <text:p>1000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38" calcext:value-type="float">
                <text:p>138</text:p>
              </table:table-cell>
              <table:table-cell table:number-columns-repeated="19"/>
            </table:table-row>
          </table:table-row-group>
          <table:table-row table:style-name="ro1">
            <table:table-cell table:style-name="Result" office:value-type="string" calcext:value-type="string">
              <text:p>1000 Result</text:p>
            </table:table-cell>
            <table:table-cell table:style-name="Result" table:formula="of:=SUBTOTAL(9;[.$B$51:.$B$61])" office:value-type="float" office:value="1494" calcext:value-type="float">
              <text:p>1494</text:p>
            </table:table-cell>
            <table:table-cell table:style-name="Result" table:formula="of:=SUBTOTAL(1;[.$C$51:.$C$61])" office:value-type="float" office:value="131.363636363636" calcext:value-type="float">
              <text:p>131,3636363636</text:p>
            </table:table-cell>
            <table:table-cell table:number-columns-repeated="19"/>
          </table:table-row>
          <table:table-row-group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003" calcext:value-type="float">
                <text:p>1003</text:p>
              </table:table-cell>
              <table:table-cell office:value-type="float" office:value="982" calcext:value-type="float">
                <text:p>982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table:number-columns-repeated="2" office:value-type="float" office:value="1061" calcext:value-type="float">
                <text:p>1061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50" calcext:value-type="float">
                <text:p>1350</text:p>
              </table:table-cell>
              <table:table-cell office:value-type="float" office:value="1391" calcext:value-type="float">
                <text:p>1391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57" calcext:value-type="float">
                <text:p>1357</text:p>
              </table:table-cell>
              <table:table-cell office:value-type="float" office:value="1376" calcext:value-type="float">
                <text:p>1376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71" calcext:value-type="float">
                <text:p>1371</text:p>
              </table:table-cell>
              <table:table-cell office:value-type="float" office:value="1378" calcext:value-type="float">
                <text:p>1378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78" calcext:value-type="float">
                <text:p>1378</text:p>
              </table:table-cell>
              <table:table-cell office:value-type="float" office:value="1380" calcext:value-type="float">
                <text:p>1380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table:number-columns-repeated="2" office:value-type="float" office:value="1378" calcext:value-type="float">
                <text:p>1378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80" calcext:value-type="float">
                <text:p>1380</text:p>
              </table:table-cell>
              <table:table-cell office:value-type="float" office:value="1378" calcext:value-type="float">
                <text:p>1378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394" calcext:value-type="float">
                <text:p>1394</text:p>
              </table:table-cell>
              <table:table-cell office:value-type="float" office:value="1382" calcext:value-type="float">
                <text:p>1382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1401" calcext:value-type="float">
                <text:p>1401</text:p>
              </table:table-cell>
              <table:table-cell office:value-type="float" office:value="1377" calcext:value-type="float">
                <text:p>1377</text:p>
              </table:table-cell>
              <table:table-cell table:number-columns-repeated="19"/>
            </table:table-row>
            <table:table-row table:style-name="ro1">
              <table:table-cell office:value-type="float" office:value="10000" calcext:value-type="float">
                <text:p>10000</text:p>
              </table:table-cell>
              <table:table-cell office:value-type="float" office:value="5934" calcext:value-type="float">
                <text:p>5934</text:p>
              </table:table-cell>
              <table:table-cell office:value-type="float" office:value="1378" calcext:value-type="float">
                <text:p>1378</text:p>
              </table:table-cell>
              <table:table-cell table:number-columns-repeated="19"/>
            </table:table-row>
          </table:table-row-group>
          <table:table-row table:style-name="ro1">
            <table:table-cell table:number-columns-repeated="22"/>
          </table:table-row>
          <table:table-row-group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11871" calcext:value-type="float">
                <text:p>11871</text:p>
              </table:table-cell>
              <table:table-cell office:value-type="float" office:value="13189" calcext:value-type="float">
                <text:p>13189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13130" calcext:value-type="float">
                <text:p>13130</text:p>
              </table:table-cell>
              <table:table-cell office:value-type="float" office:value="13823" calcext:value-type="float">
                <text:p>13823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13861" calcext:value-type="float">
                <text:p>13861</text:p>
              </table:table-cell>
              <table:table-cell office:value-type="float" office:value="12431" calcext:value-type="float">
                <text:p>12431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29789" calcext:value-type="float">
                <text:p>29789</text:p>
              </table:table-cell>
              <table:table-cell office:value-type="float" office:value="72571" calcext:value-type="float">
                <text:p>72571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30208" calcext:value-type="float">
                <text:p>30208</text:p>
              </table:table-cell>
              <table:table-cell office:value-type="float" office:value="72121" calcext:value-type="float">
                <text:p>72121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45796" calcext:value-type="float">
                <text:p>45796</text:p>
              </table:table-cell>
              <table:table-cell office:value-type="float" office:value="114602" calcext:value-type="float">
                <text:p>114602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83837" calcext:value-type="float">
                <text:p>83837</text:p>
              </table:table-cell>
              <table:table-cell office:value-type="float" office:value="81803" calcext:value-type="float">
                <text:p>81803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85031" calcext:value-type="float">
                <text:p>85031</text:p>
              </table:table-cell>
              <table:table-cell office:value-type="float" office:value="99916" calcext:value-type="float">
                <text:p>99916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90111" calcext:value-type="float">
                <text:p>90111</text:p>
              </table:table-cell>
              <table:table-cell office:value-type="float" office:value="76441" calcext:value-type="float">
                <text:p>76441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96955" calcext:value-type="float">
                <text:p>96955</text:p>
              </table:table-cell>
              <table:table-cell office:value-type="float" office:value="106655" calcext:value-type="float">
                <text:p>106655</text:p>
              </table:table-cell>
              <table:table-cell table:number-columns-repeated="19"/>
            </table:table-row>
            <table:table-row table:style-name="ro1">
              <table:table-cell office:value-type="float" office:value="100000" calcext:value-type="float">
                <text:p>100000</text:p>
              </table:table-cell>
              <table:table-cell office:value-type="float" office:value="102836" calcext:value-type="float">
                <text:p>102836</text:p>
              </table:table-cell>
              <table:table-cell office:value-type="float" office:value="98207" calcext:value-type="float">
                <text:p>98207</text:p>
              </table:table-cell>
              <table:table-cell table:number-columns-repeated="19"/>
            </table:table-row>
          </table:table-row-group>
          <table:table-row table:style-name="ro1">
            <table:table-cell table:number-columns-repeated="22"/>
          </table:table-row>
          <table:table-row-group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138039" calcext:value-type="float">
                <text:p>138039</text:p>
              </table:table-cell>
              <table:table-cell office:value-type="float" office:value="134631" calcext:value-type="float">
                <text:p>134631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140687" calcext:value-type="float">
                <text:p>140687</text:p>
              </table:table-cell>
              <table:table-cell office:value-type="float" office:value="152369" calcext:value-type="float">
                <text:p>152369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144049" calcext:value-type="float">
                <text:p>144049</text:p>
              </table:table-cell>
              <table:table-cell office:value-type="float" office:value="225130" calcext:value-type="float">
                <text:p>225130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28836" calcext:value-type="float">
                <text:p>528836</text:p>
              </table:table-cell>
              <table:table-cell office:value-type="float" office:value="154527" calcext:value-type="float">
                <text:p>154527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42976" calcext:value-type="float">
                <text:p>542976</text:p>
              </table:table-cell>
              <table:table-cell office:value-type="float" office:value="413944" calcext:value-type="float">
                <text:p>413944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63973" calcext:value-type="float">
                <text:p>563973</text:p>
              </table:table-cell>
              <table:table-cell office:value-type="float" office:value="478593" calcext:value-type="float">
                <text:p>478593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64894" calcext:value-type="float">
                <text:p>564894</text:p>
              </table:table-cell>
              <table:table-cell office:value-type="float" office:value="478461" calcext:value-type="float">
                <text:p>478461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70197" calcext:value-type="float">
                <text:p>570197</text:p>
              </table:table-cell>
              <table:table-cell office:value-type="float" office:value="488478" calcext:value-type="float">
                <text:p>488478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580687" calcext:value-type="float">
                <text:p>580687</text:p>
              </table:table-cell>
              <table:table-cell office:value-type="float" office:value="515366" calcext:value-type="float">
                <text:p>515366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616598" calcext:value-type="float">
                <text:p>616598</text:p>
              </table:table-cell>
              <table:table-cell office:value-type="float" office:value="530492" calcext:value-type="float">
                <text:p>530492</text:p>
              </table:table-cell>
              <table:table-cell table:number-columns-repeated="19"/>
            </table:table-row>
            <table:table-row table:style-name="ro1">
              <table:table-cell office:value-type="float" office:value="1000000" calcext:value-type="float">
                <text:p>1000000</text:p>
              </table:table-cell>
              <table:table-cell office:value-type="float" office:value="658994" calcext:value-type="float">
                <text:p>658994</text:p>
              </table:table-cell>
              <table:table-cell office:value-type="float" office:value="582919" calcext:value-type="float">
                <text:p>582919</text:p>
              </table:table-cell>
              <table:table-cell table:number-columns-repeated="19"/>
            </table:table-row>
          </table:table-row-group>
          <table:table-row table:style-name="ro1">
            <table:table-cell table:number-columns-repeated="22"/>
          </table:table-row>
          <table:table-row-group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1473291" calcext:value-type="float">
                <text:p>1473291</text:p>
              </table:table-cell>
              <table:table-cell office:value-type="float" office:value="1412733" calcext:value-type="float">
                <text:p>1412733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3822273" calcext:value-type="float">
                <text:p>3822273</text:p>
              </table:table-cell>
              <table:table-cell office:value-type="float" office:value="4087755" calcext:value-type="float">
                <text:p>4087755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087936" calcext:value-type="float">
                <text:p>4087936</text:p>
              </table:table-cell>
              <table:table-cell office:value-type="float" office:value="4634537" calcext:value-type="float">
                <text:p>4634537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149242" calcext:value-type="float">
                <text:p>4149242</text:p>
              </table:table-cell>
              <table:table-cell office:value-type="float" office:value="4221936" calcext:value-type="float">
                <text:p>4221936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294467" calcext:value-type="float">
                <text:p>4294467</text:p>
              </table:table-cell>
              <table:table-cell office:value-type="float" office:value="4424035" calcext:value-type="float">
                <text:p>4424035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457976" calcext:value-type="float">
                <text:p>4457976</text:p>
              </table:table-cell>
              <table:table-cell office:value-type="float" office:value="4917034" calcext:value-type="float">
                <text:p>4917034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523392" calcext:value-type="float">
                <text:p>4523392</text:p>
              </table:table-cell>
              <table:table-cell office:value-type="float" office:value="4750170" calcext:value-type="float">
                <text:p>4750170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630843" calcext:value-type="float">
                <text:p>4630843</text:p>
              </table:table-cell>
              <table:table-cell office:value-type="float" office:value="4578787" calcext:value-type="float">
                <text:p>4578787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4737578" calcext:value-type="float">
                <text:p>4737578</text:p>
              </table:table-cell>
              <table:table-cell office:value-type="float" office:value="4583198" calcext:value-type="float">
                <text:p>4583198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5194897" calcext:value-type="float">
                <text:p>5194897</text:p>
              </table:table-cell>
              <table:table-cell office:value-type="float" office:value="4651854" calcext:value-type="float">
                <text:p>4651854</text:p>
              </table:table-cell>
              <table:table-cell table:number-columns-repeated="19"/>
            </table:table-row>
            <table:table-row table:style-name="ro1">
              <table:table-cell office:value-type="float" office:value="10000000" calcext:value-type="float">
                <text:p>10000000</text:p>
              </table:table-cell>
              <table:table-cell office:value-type="float" office:value="5205309" calcext:value-type="float">
                <text:p>5205309</text:p>
              </table:table-cell>
              <table:table-cell office:value-type="float" office:value="5106652" calcext:value-type="float">
                <text:p>5106652</text:p>
              </table:table-cell>
              <table:table-cell table:number-columns-repeated="19"/>
            </table:table-row>
          </table:table-row-group>
          <table:table-row table:style-name="ro1">
            <table:table-cell table:style-name="Result" office:value-type="string" calcext:value-type="string">
              <text:p>10000000 Result</text:p>
            </table:table-cell>
            <table:table-cell table:style-name="Result" table:formula="of:=SUBTOTAL(9;[.$B$99:.$B$109])" office:value-type="float" office:value="46577204" calcext:value-type="float">
              <text:p>46577204</text:p>
            </table:table-cell>
            <table:table-cell table:style-name="Result" table:formula="of:=SUBTOTAL(1;[.$C$99:.$C$109])" office:value-type="float" office:value="4306244.63636364" calcext:value-type="float">
              <text:p>4306244,63636364</text:p>
            </table:table-cell>
            <table:table-cell table:number-columns-repeated="19"/>
          </table:table-row>
          <table:table-row-group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14132530" calcext:value-type="float">
                <text:p>14132530</text:p>
              </table:table-cell>
              <table:table-cell office:value-type="float" office:value="14252498" calcext:value-type="float">
                <text:p>14252498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5988320" calcext:value-type="float">
                <text:p>35988320</text:p>
              </table:table-cell>
              <table:table-cell office:value-type="float" office:value="36987105" calcext:value-type="float">
                <text:p>36987105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031734" calcext:value-type="float">
                <text:p>36031734</text:p>
              </table:table-cell>
              <table:table-cell office:value-type="float" office:value="36405327" calcext:value-type="float">
                <text:p>36405327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149381" calcext:value-type="float">
                <text:p>36149381</text:p>
              </table:table-cell>
              <table:table-cell office:value-type="float" office:value="36290979" calcext:value-type="float">
                <text:p>36290979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522633" calcext:value-type="float">
                <text:p>36522633</text:p>
              </table:table-cell>
              <table:table-cell office:value-type="float" office:value="37188052" calcext:value-type="float">
                <text:p>37188052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641258" calcext:value-type="float">
                <text:p>36641258</text:p>
              </table:table-cell>
              <table:table-cell office:value-type="float" office:value="36884386" calcext:value-type="float">
                <text:p>36884386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755772" calcext:value-type="float">
                <text:p>36755772</text:p>
              </table:table-cell>
              <table:table-cell office:value-type="float" office:value="37009420" calcext:value-type="float">
                <text:p>37009420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6937935" calcext:value-type="float">
                <text:p>36937935</text:p>
              </table:table-cell>
              <table:table-cell office:value-type="float" office:value="36554631" calcext:value-type="float">
                <text:p>36554631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7014114" calcext:value-type="float">
                <text:p>37014114</text:p>
              </table:table-cell>
              <table:table-cell office:value-type="float" office:value="37310275" calcext:value-type="float">
                <text:p>37310275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7575118" calcext:value-type="float">
                <text:p>37575118</text:p>
              </table:table-cell>
              <table:table-cell office:value-type="float" office:value="37339232" calcext:value-type="float">
                <text:p>37339232</text:p>
              </table:table-cell>
              <table:table-cell table:number-columns-repeated="19"/>
            </table:table-row>
            <table:table-row table:style-name="ro1">
              <table:table-cell office:value-type="float" office:value="100000000" calcext:value-type="float">
                <text:p>100000000</text:p>
              </table:table-cell>
              <table:table-cell office:value-type="float" office:value="37860158" calcext:value-type="float">
                <text:p>37860158</text:p>
              </table:table-cell>
              <table:table-cell office:value-type="float" office:value="37329525" calcext:value-type="float">
                <text:p>37329525</text:p>
              </table:table-cell>
              <table:table-cell table:number-columns-repeated="19"/>
            </table:table-row>
          </table:table-row-group>
          <table:table-row table:style-name="ro1">
            <table:table-cell table:number-columns-repeated="22"/>
          </table:table-row>
        </table:table-row-group>
      </table:table>
      <table:named-expressions/>
      <table:database-ranges>
        <table:database-range table:name="__Anonymous_DB__1" table:target-range-address="Sheet1.A38:Sheet1.C123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  <table:subtotal-field table:field-number="2" table:function="average"/>
            </table:subtotal-rule>
          </table:subtotal-rules>
        </table:database-range>
        <table:database-range table:name="__Anonymous_DB__2" table:target-range-address="Sheet1.T7:Sheet1.V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3:56:02.887883578</meta:creation-date>
    <dc:date>2018-11-09T04:55:56.221805455</dc:date>
    <meta:editing-duration>PT28M20S</meta:editing-duration>
    <meta:editing-cycles>1</meta:editing-cycles>
    <meta:document-statistic meta:table-count="1" meta:cell-count="2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77cm" svg:y="0.185cm" style:legend-expansion="wide" chart:style-name="ch2"/>
        <chart:plot-area chart:style-name="ch3" table:cell-range-address="Sheet1.N3:Sheet1.P9" chart:data-source-has-labels="both" svg:x="0.32cm" svg:y="0.963cm" svg:width="15.36cm" svg:height="7.857cm">
          <chartooo:coordinate-region svg:x="1.682cm" svg:y="1.162cm" svg:width="13.071cm" svg:height="7.011cm"/>
          <chart:axis chart:dimension="x" chart:name="primary-x" chart:style-name="ch4" chartooo:axis-type="auto">
            <chartooo:date-scale/>
            <chart:categories table:cell-range-address="Sheet1.N4:Sheet1.N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4:Sheet1.O9" chart:label-cell-address="Sheet1.O3:Sheet1.O3" chart:class="chart:line">
            <chart:data-point chart:repeated="6"/>
          </chart:series>
          <chart:series chart:style-name="ch7" chart:values-cell-range-address="Sheet1.P4:Sheet1.P9" chart:label-cell-address="Sheet1.P3:Sheet1.P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erver</text:p>
                <draw:g>
                  <svg:desc>Sheet1.O3:Sheet1.O3</svg:desc>
                </draw:g>
              </table:table-cell>
              <table:table-cell office:value-type="string">
                <text:p>2 Servers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N4:Sheet1.N9</svg:desc>
                </draw:g>
              </table:table-cell>
              <table:table-cell office:value-type="float" office:value="17">
                <text:p>17</text:p>
                <draw:g>
                  <svg:desc>Sheet1.O4:Sheet1.O9</svg:desc>
                </draw:g>
              </table:table-cell>
              <table:table-cell office:value-type="float" office:value="17">
                <text:p>17</text:p>
                <draw:g>
                  <svg:desc>Sheet1.P4:Sheet1.P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8">
                <text:p>162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524">
                <text:p>10524</text:p>
              </table:table-cell>
              <table:table-cell office:value-type="float" office:value="13582">
                <text:p>135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7165">
                <text:p>87165</text:p>
              </table:table-cell>
              <table:table-cell office:value-type="float" office:value="87432">
                <text:p>874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67043">
                <text:p>867043</text:p>
              </table:table-cell>
              <table:table-cell office:value-type="float" office:value="877650">
                <text:p>8776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